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ágrafodaLista" style:master-page-name="MP0" style:list-style-name="LFO1" style:family="paragraph">
      <style:paragraph-properties fo:break-before="page" fo:margin-bottom="0in" fo:line-height="100%" fo:margin-left="0.25in">
        <style:tab-stops/>
      </style:paragraph-properties>
      <style:text-properties style:font-name="Verdana"/>
    </style:style>
    <style:style style:name="P2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3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4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5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6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7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8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9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10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11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12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13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14" style:parent-style-name="ParágrafodaLista" style:list-style-name="LFO2" style:family="paragraph">
      <style:paragraph-properties fo:text-align="justify" fo:margin-bottom="0in" fo:line-height="100%"/>
      <style:text-properties style:font-name="Verdana"/>
    </style:style>
    <style:style style:name="P15" style:parent-style-name="ParágrafodaLista" style:list-style-name="LFO2" style:family="paragraph">
      <style:paragraph-properties fo:text-align="justify" fo:margin-bottom="0in" fo:line-height="100%"/>
      <style:text-properties style:font-name="Verdana"/>
    </style:style>
    <style:style style:name="P16" style:parent-style-name="ParágrafodaLista" style:list-style-name="LFO2" style:family="paragraph">
      <style:paragraph-properties fo:text-align="justify" fo:margin-bottom="0in" fo:line-height="100%"/>
      <style:text-properties style:font-name="Verdana"/>
    </style:style>
    <style:style style:name="P17" style:parent-style-name="Normal" style:family="paragraph">
      <style:paragraph-properties fo:text-align="justify" fo:margin-left="0.25in">
        <style:tab-stops/>
      </style:paragraph-properties>
      <style:text-properties style:font-name="Verdana" fo:font-size="12pt" style:font-size-asian="12pt" style:font-size-complex="12pt"/>
    </style:style>
    <style:style style:name="P18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19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20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21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22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23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24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25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26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27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28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29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30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31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32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33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34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35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36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37" style:parent-style-name="ParágrafodaLista" style:list-style-name="LFO1" style:family="paragraph">
      <style:paragraph-properties fo:text-align="justify" fo:margin-bottom="0in" fo:line-height="100%" fo:margin-left="0.25in">
        <style:tab-stops/>
      </style:paragraph-properties>
      <style:text-properties style:font-name="Verdana"/>
    </style:style>
    <style:style style:name="P38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39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0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1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2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3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4" style:parent-style-name="ParágrafodaLista" style:family="paragraph">
      <style:paragraph-properties fo:text-align="justify" fo:margin-left="-0.25in">
        <style:tab-stops/>
      </style:paragraph-properties>
      <style:text-properties style:font-name="Verdana"/>
    </style:style>
    <style:style style:name="P45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6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  <style:style style:name="P47" style:parent-style-name="Normal" style:family="paragraph">
      <style:paragraph-properties fo:text-align="justify" fo:margin-left="0.25in">
        <style:tab-stops/>
      </style:paragraph-properties>
      <style:text-properties style:font-name="Verdana" fo:font-size="12pt" style:font-size-asian="12pt" style:font-size-complex="12pt"/>
    </style:style>
    <style:style style:name="P48" style:parent-style-name="ParágrafodaLista" style:family="paragraph">
      <style:paragraph-properties fo:text-align="justify" fo:margin-left="0.25in">
        <style:tab-stops/>
      </style:paragraph-properties>
      <style:text-properties style:font-name="Verdana"/>
    </style:style>
  </office:automatic-styles>
  <office:body>
    <office:text text:use-soft-page-breaks="true">
      <text:list text:style-name="LFO1" text:continue-numbering="true">
        <text:list-item>
          <text:p text:style-name="P1">Construa um programa que mostre, na tela, seus dados pessoais, como nome, endereço, telefone, e-mail, CPF, RG, entre outros.</text:p>
        </text:list-item>
      </text:list>
      <text:p text:style-name="P2">R.:</text:p>
      <text:p text:style-name="P3"/>
      <text:list text:style-name="LFO1" text:continue-numbering="true">
        <text:list-item>
          <text:p text:style-name="P4">Construa um programa que mostre, na tela, um cartão de visita. Utilize os caracteres | e - para montar o cartão.</text:p>
        </text:list-item>
      </text:list>
      <text:p text:style-name="P5">R.:</text:p>
      <text:p text:style-name="P6"/>
      <text:list text:style-name="LFO1" text:continue-numbering="true">
        <text:list-item>
          <text:p text:style-name="P7">Construa um algoritmo que solicite a temperatura em graus Fahrenheit (°F), converta esse valor para graus Celsius (°C) e mostre o resultado na tela. Utilize a fórmula: C = 5 * (F - 32) / 9.</text:p>
        </text:list-item>
      </text:list>
      <text:p text:style-name="P8">R.:</text:p>
      <text:p text:style-name="P9"/>
      <text:list text:style-name="LFO1" text:continue-numbering="true">
        <text:list-item>
          <text:p text:style-name="P10">Construa um algoritmo que solicite a temperatura em graus Celsius (°C), converta esse valor para graus Fahrenheit (°F) e mostre o resultado na tela.</text:p>
        </text:list-item>
      </text:list>
      <text:p text:style-name="P11">R.:</text:p>
      <text:p text:style-name="P12"/>
      <text:list text:style-name="LFO1" text:continue-numbering="true">
        <text:list-item>
          <text:p text:style-name="P13">Construa um algoritmo que solicite dois números inteiros e um número real. Em seguida, calcule e mostre:</text:p>
        </text:list-item>
      </text:list>
      <text:list text:style-name="LFO2" text:continue-numbering="true">
        <text:list-item>
          <text:p text:style-name="P14">o produto do dobro do primeiro número com a metade do segundo<text:s/><text:s/>número;</text:p>
        </text:list-item>
        <text:list-item>
          <text:p text:style-name="P15">a soma do triplo do primeiro número com o terceiro número;</text:p>
        </text:list-item>
        <text:list-item>
          <text:p text:style-name="P16">o terceiro número elevado ao cubo.</text:p>
        </text:list-item>
      </text:list>
      <text:p text:style-name="P17">R.:</text:p>
      <text:p text:style-name="P18"/>
      <text:list text:style-name="LFO1" text:continue-numbering="true">
        <text:list-item>
          <text:p text:style-name="P19">Construa um programa que calcule a área de um círculo.</text:p>
        </text:list-item>
      </text:list>
      <text:p text:style-name="P20">R.:</text:p>
      <text:p text:style-name="P21"/>
      <text:list text:style-name="LFO1" text:continue-numbering="true">
        <text:list-item>
          <text:p text:style-name="P22">Construa um programa que converta uma medida em metros para centímetros.</text:p>
        </text:list-item>
      </text:list>
      <text:p text:style-name="P23">R.:</text:p>
      <text:p text:style-name="P24"/>
      <text:list text:style-name="LFO1" text:continue-numbering="true">
        <text:list-item>
          <text:p text:style-name="P25">Construa um programa que solicite dois números, calcule a soma entre eles e mostre o resultado na tela.</text:p>
        </text:list-item>
      </text:list>
      <text:p text:style-name="P26">R.:</text:p>
      <text:p text:style-name="P27"/>
      <text:list text:style-name="LFO1" text:continue-numbering="true">
        <text:list-item>
          <text:p text:style-name="P28">Construa um programa que solicite as quatro notas bimestrais de um aluno e mostre a média final.</text:p>
        </text:list-item>
      </text:list>
      <text:p text:style-name="P29">R.:</text:p>
      <text:p text:style-name="P30"/>
      <text:list text:style-name="LFO1" text:continue-numbering="true">
        <text:list-item>
          <text:p text:style-name="P31">Construa um programa que solicite o valor ganho por hora e o número de horas trabalhadas no mês. Em seguida, calcule e mostre o salário total do mês.</text:p>
        </text:list-item>
      </text:list>
      <text:p text:style-name="P32">R.:</text:p>
      <text:p text:style-name="P33"/>
      <text:list text:style-name="LFO1" text:continue-numbering="true">
        <text:list-item>
          <text:p text:style-name="P34">Uma empresa contrata um encanador por R$ 25,00 ao dia. Construa um programa que solicite o número de dias trabalhados e calcule a quantia líquida a ser paga, sabendo que há desconto de 8% de Imposto de Renda.</text:p>
        </text:list-item>
      </text:list>
      <text:p text:style-name="P35">R.:</text:p>
      <text:p text:style-name="P36"/>
      <text:list text:style-name="LFO1" text:continue-numbering="true">
        <text:list-item>
          <text:p text:style-name="P37">Construa um algoritmo que solicite o salário bruto mensal de um funcionário, calcule e apresente os valores conforme o modelo abaixo:</text:p>
        </text:list-item>
      </text:list>
      <text:p text:style-name="P38"/>
      <text:p text:style-name="P39">Salário Bruto : R$</text:p>
      <text:p text:style-name="P40">(-) IR (15%) : R$</text:p>
      <text:p text:style-name="P41">(-) INSS (11%) : R$</text:p>
      <text:p text:style-name="P42">(-) Sindicato (3%) : R$</text:p>
      <text:p text:style-name="P43">Salário Líquido : R$</text:p>
      <text:p text:style-name="P44"/>
      <text:p text:style-name="P45">Observações:</text:p>
      <text:p text:style-name="P46">Descontos = IR + INSS + Sindicato</text:p>
      <text:p text:style-name="P47">Salário Líquido = Salário Bruto - Descontos</text:p>
      <text:p text:style-name="P48">R.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style:letter-kerning="false" fo:font-size="11pt" style:font-size-asian="11pt" style:font-size-complex="11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Yu Gothic Light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Yu Gothic Light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Yu Gothic Light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FRED HEIL JUNIOR</meta:initial-creator>
    <dc:creator>JORGE EDUARDO SALVADOR</dc:creator>
    <meta:creation-date>2026-03-16T23:34:00Z</meta:creation-date>
    <dc:date>2026-03-16T23:34:00Z</dc:date>
    <meta:template xlink:href="Normal.dotm" xlink:type="simple"/>
    <meta:editing-cycles>4</meta:editing-cycles>
    <meta:editing-duration>PT0S</meta:editing-duration>
    <meta:user-defined meta:name="ContentTypeId">0x0101001595151B138CAC438157316501014F1A</meta:user-defined>
    <meta:document-statistic meta:page-count="1" meta:paragraph-count="3" meta:word-count="300" meta:character-count="1921" meta:row-count="13" meta:non-whitespace-character-count="1624"/>
  </office:meta>
</office:document-meta>
</file>